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ro8" style:family="table-row">
      <style:table-row-properties style:row-height="5.94mm" fo:break-before="auto" style:use-optimal-row-height="true"/>
    </style:style>
    <style:style style:name="ro9" style:family="table-row">
      <style:table-row-properties style:row-height="5.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9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6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3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6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7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8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3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54" style:family="table-cell" style:parent-style-name="Default" style:data-style-name="N0">
      <style:table-cell-properties fo:border-bottom="none" style:text-align-source="fix" style:repeat-content="false" fo:background-color="transparent" fo:border-left="none" fo:padding-bottom="0.35mm" fo:padding-left="0.35mm" fo:padding-right="0mm" fo:padding-top="0.35mm" fo:border-right="none" fo:border-top="0.06pt solid #000000" style:vertical-align="middle"/>
      <style:paragraph-properties fo:text-align="end"/>
    </style:style>
    <style:style style:name="ce55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37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8年5月20日至108年5月26日</text:p>
          </table:table-cell>
          <table:covered-table-cell table:number-columns-repeated="12"/>
          <table:table-cell table:style-name="ce55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9" office:value-type="string" calcext:value-type="string">
            <text:p>案類別</text:p>
          </table:table-cell>
          <table:table-cell table:style-name="ce43" office:value-type="string" calcext:value-type="string">
            <text:p>強盜</text:p>
          </table:table-cell>
          <table:table-cell table:style-name="ce47" office:value-type="string" calcext:value-type="string" table:number-columns-spanned="2" table:number-rows-spanned="1">
            <text:p>搶奪</text:p>
          </table:table-cell>
          <table:covered-table-cell/>
          <table:table-cell table:style-name="ce47" office:value-type="string" calcext:value-type="string" table:number-columns-spanned="2" table:number-rows-spanned="1">
            <text:p>強制性交</text:p>
          </table:table-cell>
          <table:covered-table-cell/>
          <table:table-cell table:style-name="ce47" office:value-type="string" calcext:value-type="string" table:number-columns-spanned="2" table:number-rows-spanned="1">
            <text:p>汽車竊盜</text:p>
          </table:table-cell>
          <table:covered-table-cell/>
          <table:table-cell table:style-name="ce47" office:value-type="string" calcext:value-type="string" table:number-columns-spanned="2" table:number-rows-spanned="1">
            <text:p>住宅竊盜</text:p>
          </table:table-cell>
          <table:covered-table-cell/>
          <table:table-cell table:style-name="ce47" office:value-type="string" calcext:value-type="string" table:number-columns-spanned="2" table:number-rows-spanned="1">
            <text:p>毒品</text:p>
          </table:table-cell>
          <table:covered-table-cell/>
          <table:table-cell table:style-name="ce47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0" office:value-type="string" calcext:value-type="string">
            <text:p>發生數</text:p>
          </table:table-cell>
          <table:table-cell table:style-name="ce8" office:value-type="float" office:value="0" calcext:value-type="float">
            <text:p><text:s/>- </text:p>
          </table:table-cell>
          <table:table-cell table:style-name="ce8" office:value-type="float" office:value="3" calcext:value-type="float" table:number-columns-spanned="2" table:number-rows-spanned="1">
            <text:p><text:s/>3 </text:p>
          </table:table-cell>
          <table:covered-table-cell table:style-name="ce49"/>
          <table:table-cell table:style-name="ce8" office:value-type="float" office:value="6" calcext:value-type="float" table:number-columns-spanned="2" table:number-rows-spanned="1">
            <text:p><text:s/>6 </text:p>
          </table:table-cell>
          <table:covered-table-cell table:style-name="ce49"/>
          <table:table-cell table:style-name="ce8" office:value-type="float" office:value="39" calcext:value-type="float" table:number-columns-spanned="2" table:number-rows-spanned="1">
            <text:p><text:s/>39 </text:p>
          </table:table-cell>
          <table:covered-table-cell table:style-name="ce49"/>
          <table:table-cell table:style-name="ce8" office:value-type="float" office:value="73" calcext:value-type="float" table:number-columns-spanned="2" table:number-rows-spanned="1">
            <text:p><text:s/>73 </text:p>
          </table:table-cell>
          <table:covered-table-cell table:style-name="ce49"/>
          <table:table-cell table:style-name="ce8" office:value-type="float" office:value="908" calcext:value-type="float" table:number-columns-spanned="2" table:number-rows-spanned="1">
            <text:p><text:s/>908 </text:p>
          </table:table-cell>
          <table:covered-table-cell table:style-name="ce49"/>
          <table:table-cell table:style-name="ce8" office:value-type="float" office:value="110" calcext:value-type="float" table:number-columns-spanned="2" table:number-rows-spanned="1">
            <text:p><text:s/>110 </text:p>
          </table:table-cell>
          <table:covered-table-cell table:style-name="ce49"/>
          <table:table-cell table:number-columns-repeated="1010"/>
        </table:table-row>
        <table:table-row table:style-name="ro5">
          <table:table-cell table:style-name="ce40" office:value-type="string" calcext:value-type="string">
            <text:p>破獲數</text:p>
          </table:table-cell>
          <table:table-cell table:style-name="ce8" office:value-type="float" office:value="1" calcext:value-type="float">
            <text:p><text:s/>1 </text:p>
          </table:table-cell>
          <table:table-cell table:style-name="ce8" office:value-type="float" office:value="3" calcext:value-type="float" table:number-columns-spanned="2" table:number-rows-spanned="1">
            <text:p><text:s/>3 </text:p>
          </table:table-cell>
          <table:covered-table-cell table:style-name="ce49"/>
          <table:table-cell table:style-name="ce8" office:value-type="float" office:value="3" calcext:value-type="float" table:number-columns-spanned="2" table:number-rows-spanned="1">
            <text:p><text:s/>3 </text:p>
          </table:table-cell>
          <table:covered-table-cell table:style-name="ce49"/>
          <table:table-cell table:style-name="ce8" office:value-type="float" office:value="35" calcext:value-type="float" table:number-columns-spanned="2" table:number-rows-spanned="1">
            <text:p><text:s/>35 </text:p>
          </table:table-cell>
          <table:covered-table-cell table:style-name="ce49"/>
          <table:table-cell table:style-name="ce8" office:value-type="float" office:value="65" calcext:value-type="float" table:number-columns-spanned="2" table:number-rows-spanned="1">
            <text:p><text:s/>65 </text:p>
          </table:table-cell>
          <table:covered-table-cell table:style-name="ce49"/>
          <table:table-cell table:style-name="ce8" office:value-type="float" office:value="908" calcext:value-type="float" table:number-columns-spanned="2" table:number-rows-spanned="1">
            <text:p><text:s/>908 </text:p>
          </table:table-cell>
          <table:covered-table-cell table:style-name="ce49"/>
          <table:table-cell table:style-name="ce8" office:value-type="float" office:value="115" calcext:value-type="float" table:number-columns-spanned="2" table:number-rows-spanned="1">
            <text:p><text:s/>115 </text:p>
          </table:table-cell>
          <table:covered-table-cell table:style-name="ce49"/>
          <table:table-cell table:number-columns-repeated="1010"/>
        </table:table-row>
        <table:table-row table:style-name="ro6">
          <table:table-cell table:style-name="ce40" office:value-type="string" calcext:value-type="string">
            <text:p>破獲率</text:p>
          </table:table-cell>
          <table:table-cell table:style-name="ce9" office:value-type="string" calcext:value-type="string">
            <text:p>--</text:p>
          </table:table-cell>
          <table:table-cell table:style-name="ce13" office:value-type="float" office:value="100" calcext:value-type="float" table:number-columns-spanned="2" table:number-rows-spanned="1">
            <text:p>100.00 </text:p>
          </table:table-cell>
          <table:covered-table-cell table:style-name="ce16"/>
          <table:table-cell table:style-name="ce17" office:value-type="float" office:value="50" calcext:value-type="float" table:number-columns-spanned="2" table:number-rows-spanned="1">
            <text:p>50.00 </text:p>
          </table:table-cell>
          <table:covered-table-cell table:style-name="ce18"/>
          <table:table-cell table:style-name="ce17" office:value-type="float" office:value="89.74" calcext:value-type="float" table:number-columns-spanned="2" table:number-rows-spanned="1">
            <text:p>89.74 </text:p>
          </table:table-cell>
          <table:covered-table-cell table:style-name="ce18"/>
          <table:table-cell table:style-name="ce17" office:value-type="float" office:value="89.04" calcext:value-type="float" table:number-columns-spanned="2" table:number-rows-spanned="1">
            <text:p>89.04 </text:p>
          </table:table-cell>
          <table:covered-table-cell table:style-name="ce18"/>
          <table:table-cell table:style-name="ce17" office:value-type="float" office:value="100" calcext:value-type="float" table:number-columns-spanned="2" table:number-rows-spanned="1">
            <text:p>100.00 </text:p>
          </table:table-cell>
          <table:covered-table-cell table:style-name="ce18"/>
          <table:table-cell table:style-name="ce17" office:value-type="float" office:value="104.55" calcext:value-type="float" table:number-columns-spanned="2" table:number-rows-spanned="1">
            <text:p>104.55 </text:p>
          </table:table-cell>
          <table:covered-table-cell table:style-name="ce18"/>
          <table:table-cell table:number-columns-repeated="1010"/>
        </table:table-row>
        <table:table-row table:style-name="ro7">
          <table:table-cell table:style-name="ce2"/>
          <table:table-cell table:style-name="ce46"/>
          <table:table-cell/>
          <table:table-cell table:style-name="ce46" table:number-columns-repeated="2"/>
          <table:table-cell table:style-name="ce53" table:number-columns-spanned="2" table:number-rows-spanned="1"/>
          <table:covered-table-cell/>
          <table:table-cell table:style-name="ce46"/>
          <table:table-cell table:style-name="ce54" office:value-type="string" calcext:value-type="string" table:number-columns-spanned="6" table:number-rows-spanned="1">
            <text:p>中華民國 108年 05月 27 日編製 <text:s text:c="5"/></text:p>
          </table:table-cell>
          <table:covered-table-cell table:number-columns-repeated="5"/>
          <table:table-cell table:number-columns-repeated="1010"/>
        </table:table-row>
        <table:table-row table:style-name="ro8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8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8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9" table:number-rows-repeated="104856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/>
      <number:text>/</number:text>
      <number:month/>
      <number:text>/</number:text>
      <number:day/>
    </number:date-style>
    <number:date-style style:name="N10154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5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6" number:language="zh" number:country="TW">
      <number:year/>
      <number:text>/</number:text>
      <number:month/>
      <number:text>/</number:text>
      <number:day/>
    </number:date-style>
    <number:date-style style:name="N10157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8" number:language="zh" number:country="TW"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60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61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2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2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3P0"/>
    </number:currency-style>
    <number:currency-style style:name="N10164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4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4P0"/>
    </number:currency-style>
    <number:currency-style style:name="N10165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5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5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8">0000/00/00</text:date>, <text:time style:data-style-name="N2" text:time-value="16:26:17.124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 LibreOffice_project/0c292870b25a325b5ed35f6b45599d2ea4458e77</meta:generator>
    <meta:initial-creator>范宜鴻</meta:initial-creator>
    <meta:creation-date>2015-03-10T08:29:45Z</meta:creation-date>
    <dc:date>2019-05-28T16:27:35.781000000</dc:date>
    <meta:editing-duration>PT4H34M58S</meta:editing-duration>
    <meta:editing-cycles>133</meta:editing-cycles>
    <meta:document-statistic meta:table-count="1" meta:cell-count="39" meta:object-count="0"/>
  </office:meta>
</office:document-meta>
</file>